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measure" style:list-style-name="L1">
      <style:graphic-properties draw:textarea-vertical-align="middle" draw:line-distance="1.07cm"/>
    </style:style>
    <style:style style:name="gr8" style:family="graphic" style:parent-style-name="measure">
      <style:graphic-properties draw:textarea-vertical-align="middle"/>
    </style:style>
    <style:style style:name="gr9" style:family="graphic" style:parent-style-name="measure" style:list-style-name="L1">
      <style:graphic-properties draw:textarea-vertical-align="middle" draw:line-distance="1.173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191cm" svg:y1="17.129cm" svg:x2="10.398cm" svg:y2="9.255cm">
          <text:p/>
        </draw:line>
        <draw:line draw:style-name="gr1" draw:text-style-name="P1" draw:layer="layout" svg:x1="10.398cm" svg:y1="9.255cm" svg:x2="16.113cm" svg:y2="17.129cm">
          <text:p/>
        </draw:line>
        <draw:line draw:style-name="gr1" draw:text-style-name="P1" draw:layer="layout" svg:x1="5.191cm" svg:y1="17.129cm" svg:x2="16.113cm" svg:y2="17.129cm">
          <text:p/>
        </draw:line>
        <draw:frame draw:style-name="gr2" draw:text-style-name="P2" draw:layer="layout" svg:width="1.205cm" svg:height="0.962cm" svg:x="9.89cm" svg:y="8.166cm">
          <draw:text-box>
            <text:p>p0</text:p>
          </draw:text-box>
        </draw:frame>
        <draw:frame draw:style-name="gr3" draw:text-style-name="P2" draw:layer="layout" svg:width="0.714cm" svg:height="0.962cm" svg:x="15.986cm" svg:y="16.929cm">
          <draw:text-box>
            <text:p>r</text:p>
          </draw:text-box>
        </draw:frame>
        <draw:frame draw:style-name="gr4" draw:text-style-name="P2" draw:layer="layout" svg:width="0.853cm" svg:height="0.962cm" svg:x="4.683cm" svg:y="16.875cm">
          <draw:text-box>
            <text:p>q</text:p>
          </draw:text-box>
        </draw:frame>
        <draw:line draw:style-name="gr1" draw:text-style-name="P1" draw:layer="layout" svg:x1="8.239cm" svg:y1="12.43cm" svg:x2="8.239cm" svg:y2="17.129cm">
          <text:p/>
        </draw:line>
        <draw:line draw:style-name="gr1" draw:text-style-name="P1" draw:layer="layout" svg:x1="8.239cm" svg:y1="12.43cm" svg:x2="12.684cm" svg:y2="12.43cm">
          <text:p/>
        </draw:line>
        <draw:line draw:style-name="gr1" draw:text-style-name="P1" draw:layer="layout" svg:x1="12.684cm" svg:y1="12.43cm" svg:x2="12.811cm" svg:y2="17.129cm">
          <text:p/>
        </draw:line>
        <draw:frame draw:style-name="gr5" draw:text-style-name="P2" draw:layer="layout" svg:width="2.788cm" svg:height="0.962cm" svg:x="5.445cm" svg:y="11.976cm">
          <draw:text-box>
            <text:p>p1prime</text:p>
          </draw:text-box>
        </draw:frame>
        <draw:frame draw:style-name="gr2" draw:text-style-name="P2" draw:layer="layout" svg:width="1.205cm" svg:height="0.962cm" svg:x="12.599cm" svg:y="11.722cm">
          <draw:text-box>
            <text:p>p1</text:p>
          </draw:text-box>
        </draw:frame>
        <draw:frame draw:style-name="gr6" draw:text-style-name="P2" draw:layer="layout" svg:width="1.205cm" svg:height="0.962cm" svg:x="7.604cm" svg:y="17.256cm">
          <draw:text-box>
            <text:p>p3</text:p>
          </draw:text-box>
        </draw:frame>
        <draw:frame draw:style-name="gr2" draw:text-style-name="P2" draw:layer="layout" svg:width="1.205cm" svg:height="0.962cm" svg:x="12.303cm" svg:y="17.183cm">
          <draw:text-box>
            <text:p>p2</text:p>
          </draw:text-box>
        </draw:frame>
        <draw:measure draw:style-name="gr7" draw:text-style-name="P3" draw:layer="measurelines" svg:x1="3.032cm" svg:y1="9.255cm" svg:x2="3.032cm" svg:y2="17.129cm">
          <text:p text:style-name="P3">H</text:p>
        </draw:measure>
        <draw:measure draw:style-name="gr8" draw:text-style-name="P4" draw:layer="measurelines" svg:x1="4.937cm" svg:y1="19.78cm" svg:x2="15.986cm" svg:y2="19.78cm">
          <text:p text:style-name="P3">S<text:measure text:kind="gap"/></text:p>
        </draw:measure>
        <draw:measure draw:style-name="gr9" draw:text-style-name="P3" draw:layer="measurelines" svg:x1="18.78cm" svg:y1="16.367cm" svg:x2="12.557cm" svg:y2="8.239cm">
          <text:p text:style-name="P3">A<text:measure text:kind="gap"/></text:p>
        </draw:measure>
        <draw:custom-shape draw:style-name="gr10" draw:text-style-name="P5" draw:layer="layout" svg:width="0.254cm" svg:height="0.254cm" svg:x="8.112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54cm" svg:height="0.254cm" svg:x="10.271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54cm" svg:height="0.254cm" svg:x="12.557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54cm" svg:height="0.254cm" svg:x="12.684cm" svg:y="1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54cm" svg:height="0.254cm" svg:x="8.112cm" svg:y="1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54cm" svg:height="0.254cm" svg:x="5.064cm" svg:y="1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54cm" svg:height="0.254cm" svg:x="15.986cm" svg:y="1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5T07:28:47.418747985</meta:creation-date>
    <dc:date>2018-04-15T15:37:50.560067852</dc:date>
    <meta:editing-duration>PT14M18S</meta:editing-duration>
    <meta:editing-cycles>2</meta:editing-cycles>
    <meta:generator>LibreOffice/5.1.6.2$Linux_X86_64 LibreOffice_project/10m0$Build-2</meta:generator>
    <meta:document-statistic meta:object-count="23"/>
  </office:meta>
</office:document-meta>
</file>